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9.212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24pt" style:font-size-asian="24pt" style:font-size-complex="24pt"/>
    </style:style>
    <style:style style:name="T1" style:family="text">
      <style:text-properties fo:color="#0000bb" fo:font-family="'DejaVu Sans Mono'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8000" fo:font-family="'DejaVu Sans Mono'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" style:family="text">
      <style:text-properties fo:color="#007700" fo:font-family="'DejaVu Sans Mono'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cm" svg:height="19.462cm" svg:x="0.5cm" svg:y="0.538cm">
          <draw:text-box>
            <text:p text:style-name="P1"><text:span text:style-name="T1">&lt;?php</text:span></text:p>
            <text:p text:style-name="P1"><text:span text:style-name="T2"/></text:p>
            <text:p text:style-name="P1"><text:span text:style-name="T3">/**</text:span></text:p>
            <text:p text:style-name="P1"><text:span text:style-name="T3">; di.ini config</text:span></text:p>
            <text:p text:style-name="P1"><text:span text:style-name="T3">di.instance.alias.contact = "Contact"</text:span></text:p>
            <text:p text:style-name="P1"><text:span text:style-name="T3">di.instance.alias.zendmail = "Zend\Mail\Mail"</text:span></text:p>
            <text:p text:style-name="P1"><text:span text:style-name="T2"/></text:p>
            <text:p text:style-name="P1"><text:span text:style-name="T3">di.instance.contact.parameters.mailer = zendmail</text:span></text:p>
            <text:p text:style-name="P1"><text:span text:style-name="T3">di.instance.zendmail.parameters.charset = "utf-8"</text:span></text:p>
            <text:p text:style-name="P1"><text:span text:style-name="T3">*/</text:span></text:p>
            <text:p text:style-name="P1"><text:span text:style-name="T2"/></text:p>
            <text:p text:style-name="P1"><text:span text:style-name="T4">class </text:span><text:span text:style-name="T1">Contact </text:span><text:span text:style-name="T4">{</text:span></text:p>
            <text:p text:style-name="P1"><text:span text:style-name="T4">  </text:span><text:span text:style-name="T4">protected </text:span><text:span text:style-name="T1">$mail</text:span><text:span text:style-name="T4">;</text:span></text:p>
            <text:p text:style-name="P1"><text:span text:style-name="T4">  </text:span><text:span text:style-name="T4">public function </text:span><text:span text:style-name="T1">__construct</text:span><text:span text:style-name="T4">(</text:span><text:span text:style-name="T1">Zend</text:span><text:span text:style-name="T4">\</text:span><text:span text:style-name="T1">Mail</text:span><text:span text:style-name="T4">\</text:span><text:span text:style-name="T1">Mail $mail</text:span><text:span text:style-name="T4">)  <text:s text:c="2"/>{</text:span></text:p>
            <text:p text:style-name="P1"><text:span text:style-name="T4">        </text:span><text:span text:style-name="T1">$this</text:span><text:span text:style-name="T4">-&gt;</text:span><text:span text:style-name="T1">mail </text:span><text:span text:style-name="T4">= </text:span><text:span text:style-name="T1">$mail</text:span><text:span text:style-name="T4">;</text:span></text:p>
            <text:p text:style-name="P1"><text:span text:style-name="T4">  </text:span><text:span text:style-name="T4">}</text:span></text:p>
            <text:p text:style-name="P1"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rne Blankerts</meta:initial-creator>
    <meta:creation-date>2011-04-17T22:18:55</meta:creation-date>
    <meta:editing-duration>PT59S</meta:editing-duration>
    <meta:editing-cycles>3</meta:editing-cycles>
    <meta:generator>LibreOffice/3.3$Unix LibreOffice_project/330m19$Build-301</meta:generator>
    <dc:date>2011-10-01T21:24:07</dc:date>
    <dc:creator>Robert Basic</dc:creator>
    <meta:document-statistic meta:object-count="24"/>
  </office:meta>
</office:document-meta>
</file>